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0bb570" officeooo:paragraph-rsid="000bb570"/>
    </style:style>
    <style:style style:name="P2" style:family="paragraph" style:parent-style-name="Standard">
      <style:text-properties officeooo:rsid="000bb570" officeooo:paragraph-rsid="000bb570"/>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text-properties officeooo:rsid="000bb570" officeooo:paragraph-rsid="000bb570"/>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paragraph-properties fo:text-align="justify" style:justify-single-word="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style:text-position="33% 80%"/>
    </style:style>
    <style:style style:name="T3" style:family="text">
      <style:text-properties fo:background-color="#ffff00" loext:char-shading-value="0"/>
    </style:style>
    <style:style style:name="T4" style:family="text">
      <style:text-properties fo:background-color="#ffff00" loext:char-shading-value="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psoil physical properties for Europe (based on LUCAS topsoil data) </text:p>
      <text:p text:style-name="P2"/>
      <text:p text:style-name="P2"><text:a xlink:type="simple" xlink:href="https://esdac.jrc.ec.europa.eu/content/topsoil-physical-properties-europe-based-lucas-topsoil-data" text:style-name="Internet_20_link" text:visited-style-name="Visited_20_Internet_20_Link">https://esdac.jrc.ec.europa.eu/content/topsoil-physical-properties-europe-based-lucas-topsoil-data</text:a></text:p>
      <text:p text:style-name="P2"/>
      <text:p text:style-name="P2"/>
      <text:h text:style-name="P1" text:outline-level="4">Metadata</text:h>
      <text:p text:style-name="Text_20_body"><text:span text:style-name="Strong_20_Emphasis">Data</text:span> are available for the following <text:span text:style-name="Strong_20_Emphasis">Physical properties</text:span>:</text:p>
      <text:list xml:id="list3769821892" text:style-name="L5">
        <text:list-item>
          <text:p text:style-name="P14">Clay content (%) in topsoil (0-20cm) modelled by Multivariate Additive Regression Splines </text:p>
        </text:list-item>
        <text:list-item>
          <text:p text:style-name="P14">Silt content (%) in topsoil modelled by Multivariate Additive Regression Splines </text:p>
        </text:list-item>
        <text:list-item>
          <text:p text:style-name="P14">Sand content (%) in topsoil modelled by Multivariate Additive Regression Splines </text:p>
        </text:list-item>
        <text:list-item>
          <text:p text:style-name="P14">Coarse fragements (%) content in topsoil modelled by Multivariate Additive Regression Splines </text:p>
        </text:list-item>
        <text:list-item>
          <text:p text:style-name="P14">Bulk density derived from soil texture datasets (obtained from the packing density and themapped clay content following the equation of Jones et al. 2003). <text:span text:style-name="T1">Important note</text:span>: Please use the <text:a xlink:type="simple" xlink:href="https://esdac.jrc.ec.europa.eu/content/soil-bulk-density-europe" office:target-frame-name="_blank" xlink:show="new" text:style-name="Internet_20_link" text:visited-style-name="Visited_20_Internet_20_Link">Bulk density and the packing density data</text:a> as well as they have been produced with 6,000 measured LUCAS points </text:p>
        </text:list-item>
        <text:list-item>
          <text:p text:style-name="P14">USDA soil textural classes derived from clay, silt and sand maps </text:p>
        </text:list-item>
        <text:list-item>
          <text:p text:style-name="P13">Available Water Capacity (AWC) for the topsoil fine earth fraction </text:p>
        </text:list-item>
      </text:list>
      <text:p text:style-name="Text_20_body">Note that these data are based on the LUCAS topsoil data for ca 20,000 samples across EU. </text:p>
      <text:p text:style-name="Text_20_body"><text:span text:style-name="Strong_20_Emphasis"><text:span text:style-name="T4">Resolution</text:span></text:span><text:span text:style-name="T4">: 500m </text:span><text:line-break/><text:span text:style-name="Strong_20_Emphasis">Geographical Coverage</text:span>: European Union  <text:line-break/><text:span text:style-name="Strong_20_Emphasis">Input data</text:span>: LUCAS 2009 Topsoil 20,000 sample point data<text:line-break/><text:span text:style-name="Strong_20_Emphasis">Model</text:span>: Multivariate Additive Regression Splines (MARS)</text:p>
      <text:h text:style-name="Heading_20_4" text:outline-level="4">Description</text:h>
      <text:p text:style-name="P8">The Land Use and Cover Area frame Statistical survey (LUCAS) aimed at the collecting harmonised data about the state of land use/cover over the extent of European Union (EU).Among these 2 · 10<text:span text:style-name="T2">5</text:span> land use/cover observations selected for validation, a topsoil survey was conducted at about 10% of these sites. Topsoil sampling locations were selected as to be representative of European landscape using a Latin hypercube stratified random sampling, taking into account CORINE land cover 2000, the Shuttle Radar Topography Mission (SRTM) DEMand its derived slope, aspect and curvature.</text:p>
      <text:p text:style-name="P8">The LUCAS topsoil database was used to map soil properties at continental scale over the geographical extent of Europe. Several soil properties were predicted using hybrid approaches like regression kriging. For those datasets, we predicted topsoil texture and related derived physical properties. Regression models were fitted using, along other variables, remotely sensed data coming from the MODIS sensor. The high temporal resolution of MODIS allowed detecting changes in the vegetative response due to soil properties, which can then be used to map soil features distribution.We will also discuss the prediction of intrinsically collinear variables like soil texture which required the use of models capable of dealing with multivariate constrained dependent variables like Multivariate Adaptive Regression Splines (MARS). Cross validation of the  fitted models proved that the LUCAS dataset constitutes a good sample for mapping purposes leading to <text:soft-page-break/>cross-validation R<text:span text:style-name="T2">2</text:span> between 0.47 and 0.50 for soil texture and normalized errors between 4 and 10%.</text:p>
      <text:p text:style-name="Text_20_body"> </text:p>
      <text:h text:style-name="Heading_20_4" text:outline-level="4">References</text:h>
      <text:p text:style-name="Text_20_body">Ballabio C., Panagos P., Montanarella L. <text:a xlink:type="simple" xlink:href="http://www.sciencedirect.com/science/article/pii/S0016706115300173" office:target-frame-name="_blank" xlink:show="new" text:style-name="Internet_20_link" text:visited-style-name="Visited_20_Internet_20_Link">Mapping topsoil physical properties at European scale using the LUCAS database</text:a> (2016) Geoderma, 261 , pp. 110-123.</text:p>
      <text:p text:style-name="P5"/>
      <text:p text:style-name="P2">For any problem / question / comment on this dataset, please contact <text:a xlink:type="simple" xlink:href="mailto:ec-esdac@ec.europa.eu,marc.van-liedekerke@ec.europa.eu,panos.panagos@ec.europa.eu?subject=Dataset%20Help%20Desk%20-%20ID%201%20-%20European%20Soil%20Database%20v2.0%20(vector%20and%20attribute%20data)" text:style-name="Internet_20_link" text:visited-style-name="Visited_20_Internet_20_Link">ec-esdac@ec.europa.eu</text:a> </text:p>
      <text:p text:style-name="P2"/>
      <text:p text:style-name="P2"/>
      <text:p text:style-name="P2"/>
      <text:p text:style-name="P2"/>
      <text:p text:style-name="P2"/>
      <text:p text:style-name="P2"/>
      <text:p text:style-name="P5">The data provided has been prepared for use by internal research activities in the Joint Research Centre (JRC, Ispra)  in the context of developing soil property maps for the GlobalSoilMap.net project. </text:p>
      <text:list xml:id="list2094423409" text:style-name="L1">
        <text:list-item>
          <text:p text:style-name="P4">The data were developed for research purposes of the JRC (European Commission). The JRC does not accept any liability whatsoever for any error, missing data or omission in the data, or for any loss or damage arising from its use. The JRC agrees to provide the data free of charge but is not bound to justify the content and values contained in the databases. </text:p>
        </text:list-item>
        <text:list-item>
          <text:p text:style-name="P4">The permission to use the data specified above is granted on condition that, under NO CIRCUMSTANCES are these data passed to third parties. They can be used for any purpose, including commercial gain. </text:p>
        </text:list-item>
        <text:list-item>
          <text:p text:style-name="P3">The user agrees to: <text:line-break/>   a) Make proper reference to the source of the data when disseminating the results to which this agreement relates; <text:line-break/>   b) Participate in the verification of the data (e.g. by noting and reporting any errors or omissions discovered to the JRC). </text:p>
        </text:list-item>
      </text:list>
      <text:p text:style-name="P2"/>
      <text:section text:style-name="Sect1" text:name="tabs-0-filters">
        <text:section text:style-name="Sect1" text:name="tabs-0-filters-2">
          <text:p text:style-name="Standard"/>
          <text:section text:style-name="Sect1" text:name="dataset_download_references">
            <text:p text:style-name="Text_20_body">Ballabio C., Panagos P., Montanarella L. <text:a xlink:type="simple" xlink:href="http://www.sciencedirect.com/science/article/pii/S0016706115300173" office:target-frame-name="_blank" xlink:show="new" text:style-name="Internet_20_link" text:visited-style-name="Visited_20_Internet_20_Link">Mapping topsoil physical properties at European scale using the LUCAS database</text:a> (2016) Geoderma, 261 , pp. 110-123.</text:p>
          </text:section>
        </text:section>
      </text:section>
      <text:h text:style-name="Heading_20_2" text:outline-level="2">When making reference to the ESDAC </text:h>
      <text:list xml:id="list4009102720" text:style-name="L2">
        <text:list-item>
          <text:p text:style-name="P7">Panagos, P., Van Liedekerke, M., Borrelli, P., Köninger, J., Ballabio, C., Orgiazzi, A., Lugato, E., Liakos, L., Hervas, J., Jones, A.  Montanarella, L. 2022. <text:a xlink:type="simple" xlink:href="https://bsssjournals.onlinelibrary.wiley.com/doi/full/10.1111/ejss.13315" office:target-frame-name="_blank" xlink:show="new" text:style-name="Internet_20_link" text:visited-style-name="Visited_20_Internet_20_Link">European Soil Data Centre 2.0: Soil data and knowledge in support of the EU policies</text:a>. European Journal of Soil Science, 73(6), e13315. DOI: 10.1111/ejss.13315</text:p>
        </text:list-item>
        <text:list-item>
          <text:p text:style-name="P7">Panagos P., Van Liedekerke M., Jones A., Montanarella L., “European Soil Data Centre: Response to European policy support and public data requirements”; (2012) Land Use Policy, 29 (2), pp. 329-338. doi:10.1016/j.landusepol.2011.07.003</text:p>
        </text:list-item>
        <text:list-item>
          <text:p text:style-name="P6"><text:soft-page-break/>European Soil Data Centre (ESDAC), esdac.jrc.ec.europa.eu, European Commission, Joint Research Centre</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7T17:01:29.412510023</meta:creation-date>
    <dc:date>2024-12-27T17:05:09.683758785</dc:date>
    <meta:editing-duration>PT3M39S</meta:editing-duration>
    <meta:editing-cycles>2</meta:editing-cycles>
    <meta:generator>LibreOffice/7.3.7.2$Linux_X86_64 LibreOffice_project/30$Build-2</meta:generator>
    <meta:document-statistic meta:table-count="0" meta:image-count="0" meta:object-count="0" meta:page-count="3" meta:paragraph-count="29" meta:word-count="757" meta:character-count="5056" meta:non-whitespace-character-count="4310"/>
  </office:meta>
</office:document-meta>
</file>